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Expression.evaluate( 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ethodExpression.update( Context context ,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Expression.handleException( Context context , Exception e , Method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.handleException( Context context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.set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.get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.MethodExpression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Expression.Metho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Expression.findAlternateMethod( Class type , Method metho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